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label">
            <text:p>label</text:p>
          </table:table-cell>
          <table:table-cell table:style-name="pd1" office:value-type="string" office:value="text">
            <text:p>text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animal">
            <text:p>animal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tree">
            <text:p>tree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golf">
            <text:p>golf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sport">
            <text:p>sport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window">
            <text:p>window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irst_name">
            <text:p>first_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house">
            <text:p>hous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rofile">
            <text:p>profile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size">
            <text:p>size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door">
            <text:p>door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glass">
            <text:p>glass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water">
            <text:p>water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kitchen">
            <text:p>kitchen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food">
            <text:p>food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lunch">
            <text:p>lunch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clock">
            <text:p>clock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time">
            <text:p>time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color">
            <text:p>color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pen">
            <text:p>pen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journal">
            <text:p>journal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game">
            <text:p>game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book">
            <text:p>book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user_location">
            <text:p>user_locat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lient_address">
            <text:p>client_address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startDate">
            <text:p>startDate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begin">
            <text:p>begin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end">
            <text:p>end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lat">
            <text:p>fla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partment">
            <text:p>apartmen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loor">
            <text:p>floo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employer">
            <text:p>employ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employee">
            <text:p>employe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ext">
            <text:p>text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the bus line">
            <text:p>the bus line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tram">
            <text:p>tram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cat">
            <text:p>cat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zoo">
            <text:p>zoo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label">
            <text:p>label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diameter">
            <text:p>diameter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juice">
            <text:p>juic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birth date">
            <text:p>birth da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work place">
            <text:p>the work plac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identityNumber">
            <text:p>identityNumb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erson">
            <text:p>pers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articipants">
            <text:p>participants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employee that made the changes">
            <text:p>The employee that made the changes</text:p>
          </table:table-cell>
        </table:table-row>
        <table:table-row>
          <table:table-cell office:value-type="string" office:value="NO-RELATED">
            <text:p>NO-RELATED</text:p>
          </table:table-cell>
          <table:table-cell office:value-type="string" office:value="marmelade">
            <text:p>marmelad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